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16.983cm" table:align="left"/>
    </style:style>
    <style:style style:name="Tabla1.A" style:family="table-column">
      <style:table-column-properties style:column-width="2.498cm"/>
    </style:style>
    <style:style style:name="Tabla1.B" style:family="table-column">
      <style:table-column-properties style:column-width="14.48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Table_20_Contents">
      <style:paragraph-properties fo:text-align="justify" style:justify-single-word="false"/>
      <style:text-properties style:font-name="Arial" fo:font-size="10.5pt" style:font-name-asian="Times New Roman" style:font-size-asian="10.5pt" style:font-name-complex="Times New Roman" style:font-size-complex="10.5pt"/>
    </style:style>
    <style:style style:name="P9" style:family="paragraph" style:parent-style-name="Table_20_Contents">
      <style:paragraph-properties fo:text-align="justify" style:justify-single-word="false"/>
      <style:text-properties style:font-name="Arial" fo:font-size="10.5pt" officeooo:rsid="001e30b7" officeooo:paragraph-rsid="001e30b7" style:font-name-asian="Times New Roman" style:font-size-asian="10.5pt" style:font-name-complex="Times New Roman" style:font-size-complex="10.5pt"/>
    </style:style>
    <style:style style:name="P10"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e30b7" officeooo:paragraph-rsid="001e30b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200e7e" officeooo:paragraph-rsid="00200e7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 style:family="text">
      <style:text-properties officeooo:rsid="001d6fb1"/>
    </style:style>
    <style:style style:name="T2" style:family="text">
      <style:text-properties officeooo:rsid="001e30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scribir un paquete completo para gestionar los departamentos. El paquete se llamará gest_depart y deberá incluir, al menos, los siguientes bloques PL/SQL:</text:p>
      <text:list xml:id="list2633553576" text:style-name="L1">
        <text:list-item>
          <text:p text:style-name="P12">insertar_depart: permite insertar un departamento nuevo. El procedimiento recibe el nombre y la localidad del nuevo departamento. Creará el nuevo departamento comprobando que el nombre no se duplique y le asignará como número de departamento la decena siguiente al último número de departamento utilizado <text:span text:style-name="T1">controlando si se excede de 100</text:span>.</text:p>
          <text:p text:style-name="P12"/>
        </text:list-item>
        <text:list-item>
          <text:p text:style-name="P12">borrar_depart: permite borrar un departamento. El procedimiento recibirá dos números de departamento de los cuales el primero corresponde al departamento que queremos borrar y el segundo al departamento al que pasarán los empleados del departamento que se va eliminar. El procedimiento se encargará de realizar los cambios oportunos en los números de departamento de los empleados correspondientes. </text:p>
          <text:p text:style-name="P12"/>
        </text:list-item>
        <text:list-item>
          <text:p text:style-name="P12">cambiar_localidad: modifica la localidad del departamento. El procedimiento recibirá el número del departamento a modificar y la nueva localidad, y realizará el cambio solicitado.</text:p>
          <text:p text:style-name="P12"/>
        </text:list-item>
        <text:list-item>
          <text:p text:style-name="P12">visualizar_lista_depart: devuelve los datos de todos los departamentos que hay en la tabla.</text:p>
          <text:p text:style-name="P12"/>
        </text:list-item>
        <text:list-item>
          <text:p text:style-name="P12">visualizar_datos_depart: devuelve los datos de un departamento cuyo número se pasará en la llamada. Además de los datos relativos al departamento, se devolverá el número de empleados que pertenecen actualmente al departamento. </text:p>
          <text:p text:style-name="P12"/>
        </text:list-item>
        <text:list-item>
          <text:p text:style-name="P12">visualizar_datos_depart: versión sobrecargada del procedimiento anterior que, en lugar del número del departamento, recibirá el nombre del departamento. Realizará una llamada a la función buscar_depart_por_nombre que se indica en el apartado siguiente. <text:s/>Devuelve todos los datos relativos al departamento, y el número de empleados que pertenecen actualmente al departamento.</text:p>
          <text:p text:style-name="P12"/>
        </text:list-item>
        <text:list-item>
          <text:p text:style-name="P12">buscar_depart_por_nombre: función local al paquete. Recibe el nombre de un departamento y devuelve el número del mismo.</text:p>
        </text:list-item>
      </text:list>
      <text:p text:style-name="P7"/>
      <text:p text:style-name="P7">Se realizará el control de los errores que estimes oportunos. <text:span text:style-name="T2">Nuestra empresa tiene un listado de errores.</text:span></text:p>
      <table:table table:name="Tabla1" table:style-name="Tabla1">
        <table:table-column table:style-name="Tabla1.A"/>
        <table:table-column table:style-name="Tabla1.B"/>
        <table:table-row>
          <table:table-cell table:style-name="Tabla1.A1" office:value-type="string">
            <text:p text:style-name="P9">Código</text:p>
          </table:table-cell>
          <table:table-cell table:style-name="Tabla1.B1" office:value-type="string">
            <text:p text:style-name="P9">Texto</text:p>
          </table:table-cell>
        </table:table-row>
        <table:table-row>
          <table:table-cell table:style-name="Tabla1.A2" office:value-type="string">
            <text:p text:style-name="P8">-20001</text:p>
          </table:table-cell>
          <table:table-cell table:style-name="Tabla1.B2" office:value-type="string">
            <text:p text:style-name="P8">'Err. Nombre de departamento duplicado'</text:p>
          </table:table-cell>
        </table:table-row>
        <table:table-row>
          <table:table-cell table:style-name="Tabla1.A2" office:value-type="string">
            <text:p text:style-name="P8">-20011</text:p>
          </table:table-cell>
          <table:table-cell table:style-name="Tabla1.B2" office:value-type="string">
            <text:p text:style-name="P8">'Err Nombre Departamento no encontrado'</text:p>
          </table:table-cell>
        </table:table-row>
        <table:table-row>
          <table:table-cell table:style-name="Tabla1.A2" office:value-type="string">
            <text:p text:style-name="P8">-20021</text:p>
          </table:table-cell>
          <table:table-cell table:style-name="Tabla1.B2" office:value-type="string">
            <text:p text:style-name="P8">'Err Cod. Departamento no encontrado'</text:p>
          </table:table-cell>
        </table:table-row>
        <table:table-row>
          <table:table-cell table:style-name="Tabla1.A2" office:value-type="string">
            <text:p text:style-name="P8">-20999</text:p>
          </table:table-cell>
          <table:table-cell table:style-name="Tabla1.B2" office:value-type="string">
            <text:p text:style-name="P8">'Error desconocido'</text:p>
          </table:table-cell>
        </table:table-row>
      </table:table>
      <text:p text:style-name="P7"/>
      <text:p text:style-name="P14">Si te aparece alguno más añádelo a la lista.</text:p>
      <text:p text:style-name="P7"/>
      <text:p text:style-name="P13">Este paquete está pensado para usar desde una aplicació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99ccff"/>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0"><draw:image xlink:href="Pictures/100000000000025A000000EC70CA4FFAD6320E32.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8-03-09T17:24:01.519856964</meta:creation-date>
    <meta:editing-cycles>5</meta:editing-cycles>
    <meta:editing-duration>PT18M50S</meta:editing-duration>
    <dc:date>2018-03-14T12:02:50.229536161</dc:date>
    <meta:document-statistic meta:table-count="2" meta:image-count="1" meta:object-count="0" meta:page-count="1" meta:paragraph-count="31" meta:word-count="344" meta:character-count="2486" meta:non-whitespace-character-count="2048"/>
    <meta:user-defined meta:name="Info 1"/>
    <meta:user-defined meta:name="Info 2"/>
    <meta:user-defined meta:name="Info 3"/>
    <meta:user-defined meta:name="Info 4"/>
  </office:meta>
</office:document-meta>
</file>